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CH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CH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text:span text:style-name="T2"><draw:frame draw:z-index="251658240" draw:style-name="a0" draw:name="Picture 2" text:anchor-type="paragraph" svg:x="0.19167in" svg:y="1.02014in" svg:width="6.26806in" svg:height="6.04444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text:span text:style-name="T3">Original Rezep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vgenia Shylovich</meta:initial-creator>
    <dc:creator>Jevgenia Shylovich</dc:creator>
    <meta:creation-date>2024-12-19T08:29:00Z</meta:creation-date>
    <dc:date>2024-12-19T08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